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18ebd9"/>
    </style:style>
    <style:style style:name="P2" style:family="paragraph" style:parent-style-name="Standard">
      <style:text-properties officeooo:paragraph-rsid="0018ebd9"/>
    </style:style>
    <style:style style:name="P3" style:family="paragraph" style:parent-style-name="Standard">
      <loext:graphic-properties draw:fill="solid" draw:fill-color="#1e1e1e"/>
      <style:paragraph-properties fo:margin-top="0in" fo:margin-bottom="0in" style:contextual-spacing="false" style:line-height-at-least="0.198in" fo:background-color="#1e1e1e"/>
      <style:text-properties officeooo:paragraph-rsid="0018ebd9"/>
    </style:style>
    <style:style style:name="P4" style:family="paragraph" style:parent-style-name="Standard">
      <loext:graphic-properties draw:fill="solid" draw:fill-color="#1e1e1e"/>
      <style:paragraph-properties fo:margin-top="0in" fo:margin-bottom="0in" style:contextual-spacing="false" style:line-height-at-least="0.198in" fo:background-color="#1e1e1e"/>
      <style:text-properties officeooo:paragraph-rsid="001904ff"/>
    </style:style>
    <style:style style:name="P5" style:family="paragraph" style:parent-style-name="Standard">
      <style:text-properties fo:font-weight="bold" officeooo:paragraph-rsid="001904ff" style:font-weight-asian="bold" style:font-weight-complex="bold"/>
    </style:style>
    <style:style style:name="P6" style:family="paragraph" style:parent-style-name="Standard">
      <loext:graphic-properties draw:fill="solid" draw:fill-color="#1e1e1e"/>
      <style:paragraph-properties fo:margin-top="0in" fo:margin-bottom="0in" style:contextual-spacing="false" style:line-height-at-least="0.198in" fo:background-color="#1e1e1e"/>
      <style:text-properties fo:color="#d4d4d4" loext:opacity="100%" style:font-name="Consolas" fo:font-size="10.5pt" officeooo:paragraph-rsid="001904ff" style:font-name-asian="Times New Roman" style:font-size-asian="10.5pt" style:language-asian="en" style:country-asian="GB" style:font-name-complex="Times New Roman" style:font-size-complex="10.5pt"/>
    </style:style>
    <style:style style:name="P7" style:family="paragraph" style:parent-style-name="Standard">
      <style:paragraph-properties fo:text-align="center" style:justify-single-word="false"/>
      <style:text-properties officeooo:paragraph-rsid="001904ff"/>
    </style:style>
    <style:style style:name="P8" style:family="paragraph" style:parent-style-name="Standard">
      <style:text-properties fo:font-size="14pt" fo:font-weight="bold" officeooo:paragraph-rsid="001904f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6pt" fo:font-weight="bold" officeooo:paragraph-rsid="001904ff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paragraph-rsid="001904ff"/>
    </style:style>
    <style:style style:name="T1" style:family="text">
      <style:text-properties fo:color="#9cdcfe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" style:family="text">
      <style:text-properties fo:color="#9cdcfe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3" style:family="text">
      <style:text-properties fo:color="#9cdcfe" loext:opacity="100%" style:font-name="Consolas" fo:font-size="10.5pt" fo:font-weight="bold" style:font-name-asian="Times New Roman" style:font-size-asian="10.5pt" style:language-asian="en" style:country-asian="GB" style:font-weight-asian="bold" style:font-name-complex="Times New Roman" style:font-size-complex="10.5pt" style:font-weight-complex="bold"/>
    </style:style>
    <style:style style:name="T4" style:family="text">
      <style:text-properties fo:color="#9cdcfe" loext:opacity="100%" style:font-name="Consolas" fo:font-size="12pt" style:font-name-asian="Times New Roman" style:font-size-asian="12pt" style:language-asian="en" style:country-asian="GB" style:font-name-complex="Times New Roman" style:font-size-complex="12pt"/>
    </style:style>
    <style:style style:name="T5" style:family="text">
      <style:text-properties fo:color="#d4d4d4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6" style:family="text">
      <style:text-properties fo:color="#d4d4d4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7" style:family="text">
      <style:text-properties fo:color="#d4d4d4" loext:opacity="100%" style:font-name="Consolas" fo:font-size="10.5pt" fo:font-weight="bold" style:font-name-asian="Times New Roman" style:font-size-asian="10.5pt" style:language-asian="en" style:country-asian="GB" style:font-weight-asian="bold" style:font-name-complex="Times New Roman" style:font-size-complex="10.5pt" style:font-weight-complex="bold"/>
    </style:style>
    <style:style style:name="T8" style:family="text">
      <style:text-properties fo:color="#d4d4d4" loext:opacity="100%" style:font-name="Consolas" fo:font-size="12pt" style:font-name-asian="Times New Roman" style:font-size-asian="12pt" style:language-asian="en" style:country-asian="GB" style:font-name-complex="Times New Roman" style:font-size-complex="12pt"/>
    </style:style>
    <style:style style:name="T9" style:family="text">
      <style:text-properties fo:color="#dcdcaa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0" style:family="text">
      <style:text-properties fo:color="#dcdcaa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1" style:family="text">
      <style:text-properties fo:color="#dcdcaa" loext:opacity="100%" style:font-name="Consolas" fo:font-size="10.5pt" fo:font-weight="bold" style:font-name-asian="Times New Roman" style:font-size-asian="10.5pt" style:language-asian="en" style:country-asian="GB" style:font-weight-asian="bold" style:font-name-complex="Times New Roman" style:font-size-complex="10.5pt" style:font-weight-complex="bold"/>
    </style:style>
    <style:style style:name="T12" style:family="text">
      <style:text-properties fo:color="#dcdcaa" loext:opacity="100%" style:font-name="Consolas" fo:font-size="12pt" style:font-name-asian="Times New Roman" style:font-size-asian="12pt" style:language-asian="en" style:country-asian="GB" style:font-name-complex="Times New Roman" style:font-size-complex="12pt"/>
    </style:style>
    <style:style style:name="T13" style:family="text">
      <style:text-properties fo:color="#000000" loext:opacity="100%" style:font-name="Consolas" fo:font-size="10.5pt" fo:font-weight="bold" style:font-name-asian="Times New Roman" style:font-size-asian="10.5pt" style:language-asian="en" style:country-asian="GB" style:font-weight-asian="bold" style:font-name-complex="Times New Roman" style:font-size-complex="10.5pt" style:font-weight-complex="bold"/>
    </style:style>
    <style:style style:name="T14" style:family="text">
      <style:text-properties fo:color="#ce9178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5" style:family="text">
      <style:text-properties fo:color="#ce9178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6" style:family="text">
      <style:text-properties fo:color="#b5cea8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7" style:family="text">
      <style:text-properties fo:color="#b5cea8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8" style:family="text">
      <style:text-properties fo:color="#6a9955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9" style:family="text">
      <style:text-properties fo:color="#6a9955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0" style:family="text">
      <style:text-properties fo:color="#6a9955" loext:opacity="100%" style:font-name="Consolas" fo:font-size="12pt" style:font-name-asian="Times New Roman" style:font-size-asian="12pt" style:language-asian="en" style:country-asian="GB" style:font-name-complex="Times New Roman" style:font-size-complex="12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569cd6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3" style:family="text">
      <style:text-properties fo:color="#569cd6" loext:opacity="100%" style:font-name="Consolas" fo:font-size="12pt" style:font-name-asian="Times New Roman" style:font-size-asian="12pt" style:language-asian="en" style:country-asian="GB" style:font-name-complex="Times New Roman" style:font-size-complex="12pt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c586c0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6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1">Functions:</text:span><text:span text:style-name="T21"/></text:p>
      <text:p text:style-name="P5"/>
      <text:p text:style-name="P4"><text:span text:style-name="T1">Functions</text:span><text:span text:style-name="T5"> </text:span><text:span text:style-name="T5"/></text:p>
      <text:p text:style-name="P6"/>
      <text:p text:style-name="P4"><text:span text:style-name="T22">function</text:span><text:span text:style-name="T5"> </text:span><text:span text:style-name="T9">saymyname</text:span><text:span text:style-name="T5">(</text:span><text:span text:style-name="T1">name</text:span><text:span text:style-name="T5">){</text:span><text:span text:style-name="T5"/></text:p>
      <text:p text:style-name="P4"><text:span text:style-name="T5">    </text:span><text:span text:style-name="T1">console</text:span><text:span text:style-name="T5">.</text:span><text:span text:style-name="T9">log</text:span><text:span text:style-name="T5">(</text:span><text:span text:style-name="T1">name</text:span><text:span text:style-name="T5">);</text:span><text:span text:style-name="T5"/></text:p>
      <text:p text:style-name="P4"><text:span text:style-name="T5">}</text:span><text:span text:style-name="T5"/></text:p>
      <text:p text:style-name="P4"><text:span text:style-name="T9">saymyname</text:span><text:span text:style-name="T5">(</text:span><text:span text:style-name="T14">'sameer'</text:span><text:span text:style-name="T5">);</text:span><text:span text:style-name="T5"/></text:p>
      <text:p text:style-name="P6"/>
      <text:p text:style-name="P4"><text:span text:style-name="T22">function</text:span><text:span text:style-name="T5"> </text:span><text:span text:style-name="T9">greetings</text:span><text:span text:style-name="T5">(</text:span><text:span text:style-name="T1">name</text:span><text:span text:style-name="T5">)</text:span><text:span text:style-name="T5"/></text:p>
      <text:p text:style-name="P4"><text:span text:style-name="T5">{</text:span><text:span text:style-name="T5"/></text:p>
      <text:p text:style-name="P4"><text:span text:style-name="T5">     </text:span><text:span text:style-name="T1">console</text:span><text:span text:style-name="T5">.</text:span><text:span text:style-name="T9">log</text:span><text:span text:style-name="T5">( </text:span><text:span text:style-name="T14">'helo '</text:span><text:span text:style-name="T5"> + </text:span><text:span text:style-name="T1">name</text:span><text:span text:style-name="T5"> + </text:span><text:span text:style-name="T14">' , how are you doing? '</text:span><text:span text:style-name="T5">)</text:span><text:span text:style-name="T5"/></text:p>
      <text:p text:style-name="P6"/>
      <text:p text:style-name="P4"><text:span text:style-name="T5">}</text:span><text:span text:style-name="T5"/></text:p>
      <text:p text:style-name="P4"><text:span text:style-name="T9">greetings</text:span><text:span text:style-name="T5">(</text:span><text:span text:style-name="T14">'sameer'</text:span><text:span text:style-name="T5">);</text:span><text:span text:style-name="T5"/></text:p>
      <text:p text:style-name="P5"/>
      <text:p text:style-name="P10"><text:span text:style-name="T21">New method to write the function without concatenation:</text:span><text:span text:style-name="T21"/></text:p>
      <text:p text:style-name="P4"><text:span text:style-name="T22">function</text:span><text:span text:style-name="T5"> </text:span><text:span text:style-name="T9">greetings</text:span><text:span text:style-name="T5">(</text:span><text:span text:style-name="T1">name</text:span><text:span text:style-name="T5">)</text:span><text:span text:style-name="T5"/></text:p>
      <text:p text:style-name="P4"><text:span text:style-name="T5">{</text:span><text:span text:style-name="T5"/></text:p>
      <text:p text:style-name="P4"><text:span text:style-name="T5">    </text:span><text:span text:style-name="T1">greet</text:span><text:span text:style-name="T5"> = </text:span><text:span text:style-name="T14">`hi </text:span><text:span text:style-name="T22">${</text:span><text:span text:style-name="T1">name</text:span><text:span text:style-name="T22">}</text:span><text:span text:style-name="T14">, nice to meet you.`</text:span><text:span text:style-name="T5"/></text:p>
      <text:p text:style-name="P4"><text:span text:style-name="T5">     </text:span><text:span text:style-name="T1">console</text:span><text:span text:style-name="T5">.</text:span><text:span text:style-name="T9">log</text:span><text:span text:style-name="T5">( </text:span><text:span text:style-name="T1">greet</text:span><text:span text:style-name="T5">)</text:span><text:span text:style-name="T5"/></text:p>
      <text:p text:style-name="P6"/>
      <text:p text:style-name="P4"><text:span text:style-name="T5">}</text:span><text:span text:style-name="T5"/></text:p>
      <text:p text:style-name="P4"><text:span text:style-name="T9">greetings</text:span><text:span text:style-name="T5">(</text:span><text:span text:style-name="T14">'sameerbuttjee'</text:span><text:span text:style-name="T5">);</text:span><text:span text:style-name="T5"/></text:p>
      <text:p text:style-name="P5"/>
      <text:p text:style-name="P7"><text:span text:style-name="T24"/></text:p>
      <text:p text:style-name="P10"/>
      <text:p text:style-name="P10"><text:span text:style-name="T21"/></text:p>
      <text:p text:style-name="P10"><text:span text:style-name="T24">Functions with arguments: (storing sum in a new variable)</text:span><text:span text:style-name="T24"/></text:p>
      <text:p text:style-name="P4"><text:span text:style-name="T22">function</text:span><text:span text:style-name="T5"> </text:span><text:span text:style-name="T9">sum</text:span><text:span text:style-name="T5">(</text:span><text:span text:style-name="T1">a</text:span><text:span text:style-name="T5">, </text:span><text:span text:style-name="T1">b</text:span><text:span text:style-name="T5">)</text:span><text:span text:style-name="T5"/></text:p>
      <text:p text:style-name="P4"><text:span text:style-name="T5">{</text:span><text:span text:style-name="T5"/></text:p>
      <text:p text:style-name="P4"><text:span text:style-name="T5">    </text:span><text:span text:style-name="T25">return</text:span><text:span text:style-name="T5"> </text:span><text:span text:style-name="T1">a</text:span><text:span text:style-name="T5">+</text:span><text:span text:style-name="T1">b</text:span><text:span text:style-name="T5">;</text:span><text:span text:style-name="T5"/></text:p>
      <text:p text:style-name="P4"><text:span text:style-name="T5">}</text:span><text:span text:style-name="T5"/></text:p>
      <text:p text:style-name="P4"><text:span text:style-name="T5"> </text:span><text:span text:style-name="T1">num1</text:span><text:span text:style-name="T5"> =</text:span><text:span text:style-name="T9">sum</text:span><text:span text:style-name="T5">(</text:span><text:span text:style-name="T16">2</text:span><text:span text:style-name="T5">, </text:span><text:span text:style-name="T16">3</text:span><text:span text:style-name="T5">);</text:span><text:span text:style-name="T5"/></text:p>
      <text:p text:style-name="P4"><text:span text:style-name="T1">console</text:span><text:span text:style-name="T5">.</text:span><text:span text:style-name="T9">log</text:span><text:span text:style-name="T5">(</text:span><text:span text:style-name="T1">num1</text:span><text:span text:style-name="T5">);</text:span><text:span text:style-name="T5"/></text:p>
      <text:p text:style-name="P8"/>
      <text:p text:style-name="P10"><text:span text:style-name="T26">Food tip calculator through functions:</text:span><text:span text:style-name="T26"/></text:p>
      <text:p text:style-name="P4"><text:span text:style-name="T20">// arrow function of sum with explicit return</text:span><text:span text:style-name="T8"/></text:p>
      <text:p text:style-name="P4"><text:span text:style-name="T23">const</text:span><text:span text:style-name="T8"> </text:span><text:span text:style-name="T12">sumbill</text:span><text:span text:style-name="T8"> = (</text:span><text:span text:style-name="T4">food</text:span><text:span text:style-name="T8">, </text:span><text:span text:style-name="T4">tipamount</text:span><text:span text:style-name="T8">) </text:span><text:span text:style-name="T23">=&gt;</text:span><text:span text:style-name="T8"> </text:span><text:span text:style-name="T4">food</text:span><text:span text:style-name="T8"> + </text:span><text:span text:style-name="T4">tipamount</text:span><text:span text:style-name="T8">;</text:span><text:span text:style-name="T8"/></text:p>
      <text:p text:style-name="P9"/>
      <text:p text:style-name="P4"><text:span text:style-name="T22">function</text:span><text:span text:style-name="T5"> </text:span><text:span text:style-name="T9">totalbillamount</text:span><text:span text:style-name="T5">(</text:span><text:span text:style-name="T1">food</text:span><text:span text:style-name="T5">, </text:span><text:span text:style-name="T1">tipamount</text:span><text:span text:style-name="T5">)</text:span><text:span text:style-name="T5"/></text:p>
      <text:p text:style-name="P4"><text:span text:style-name="T5">{</text:span><text:span text:style-name="T5"/></text:p>
      <text:p text:style-name="P4"><text:span text:style-name="T5">    </text:span><text:span text:style-name="T25">return</text:span><text:span text:style-name="T5"> </text:span><text:span text:style-name="T1">food</text:span><text:span text:style-name="T5"> + </text:span><text:span text:style-name="T1">tipamount</text:span><text:span text:style-name="T5">;</text:span><text:span text:style-name="T5"/></text:p>
      <text:p text:style-name="P4"><text:span text:style-name="T5">}</text:span><text:span text:style-name="T5"/></text:p>
      <text:p text:style-name="P6"/>
      <text:p text:style-name="P4"><text:span text:style-name="T22">function</text:span><text:span text:style-name="T5"> </text:span><text:span text:style-name="T9">foodtipcal</text:span><text:span text:style-name="T5">(</text:span><text:span text:style-name="T1">food</text:span><text:span text:style-name="T5">, </text:span><text:span text:style-name="T1">tip</text:span><text:span text:style-name="T5">)</text:span><text:span text:style-name="T5"/></text:p>
      <text:p text:style-name="P4"><text:span text:style-name="T5">{</text:span><text:span text:style-name="T5"/></text:p>
      <text:p text:style-name="P6"/>
      <text:p text:style-name="P4"><text:span text:style-name="T1">tippercentage</text:span><text:span text:style-name="T5">= </text:span><text:span text:style-name="T1">tip</text:span><text:span text:style-name="T5">/ </text:span><text:span text:style-name="T16">100</text:span><text:span text:style-name="T5">;</text:span><text:span text:style-name="T5"/></text:p>
      <text:p text:style-name="P4"><text:span text:style-name="T1">tipamount</text:span><text:span text:style-name="T5">= </text:span><text:span text:style-name="T1">food</text:span><text:span text:style-name="T5"> * </text:span><text:span text:style-name="T1">tippercentage</text:span><text:span text:style-name="T5">;</text:span><text:span text:style-name="T5"/></text:p>
      <text:p text:style-name="P4"><text:soft-page-break/><text:span text:style-name="T1">totalbill</text:span><text:span text:style-name="T5">= </text:span><text:span text:style-name="T9">totalbillamount</text:span><text:span text:style-name="T5">(</text:span><text:span text:style-name="T1">food</text:span><text:span text:style-name="T5">, </text:span><text:span text:style-name="T1">tipamount</text:span><text:span text:style-name="T5">);</text:span><text:span text:style-name="T5"/></text:p>
      <text:p text:style-name="P4"><text:span text:style-name="T1">console</text:span><text:span text:style-name="T5">.</text:span><text:span text:style-name="T9">log</text:span><text:span text:style-name="T5">(  </text:span><text:span text:style-name="T14">'Your tip amount will be '</text:span><text:span text:style-name="T5"> + </text:span><text:span text:style-name="T1">tipamount</text:span><text:span text:style-name="T5">);</text:span><text:span text:style-name="T5"/></text:p>
      <text:p text:style-name="P4"><text:span text:style-name="T18">// console.log('Your total bill wil be ' + totalbill);</text:span><text:span text:style-name="T5"/></text:p>
      <text:p text:style-name="P4"><text:span text:style-name="T5"> </text:span><text:span text:style-name="T25">return</text:span><text:span text:style-name="T5"> </text:span><text:span text:style-name="T1">totalbill</text:span><text:span text:style-name="T5">; </text:span><text:span text:style-name="T5"/></text:p>
      <text:p text:style-name="P4"><text:span text:style-name="T7">}</text:span><text:span text:style-name="T5"/></text:p>
      <text:p text:style-name="P4"><text:span text:style-name="T18">// console.log(foodtipcal(100, 50));</text:span><text:span text:style-name="T5"/></text:p>
      <text:p text:style-name="P4"><text:span text:style-name="T1">foodi1</text:span><text:span text:style-name="T5"> =</text:span><text:span text:style-name="T9">foodtipcal</text:span><text:span text:style-name="T5">(</text:span><text:span text:style-name="T16">100</text:span><text:span text:style-name="T5">, </text:span><text:span text:style-name="T16">50</text:span><text:span text:style-name="T5">);</text:span><text:span text:style-name="T5"/></text:p>
      <text:p text:style-name="P4"><text:span text:style-name="T3">console</text:span><text:span text:style-name="T7">.</text:span><text:span text:style-name="T11">log</text:span><text:span text:style-name="T7">(</text:span><text:span text:style-name="T3">foodi1</text:span><text:span text:style-name="T7">);</text:span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5.2.2$Linux_X86_64 LibreOffice_project/50$Build-2</meta:generator>
    <dc:date>2023-05-02T01:24:36.780270916</dc:date>
    <meta:editing-duration>PT1M48S</meta:editing-duration>
    <meta:editing-cycles>2</meta:editing-cycles>
    <meta:document-statistic meta:table-count="0" meta:image-count="0" meta:object-count="0" meta:page-count="2" meta:paragraph-count="44" meta:word-count="141" meta:character-count="1047" meta:non-whitespace-character-count="919"/>
  </office:meta>
</office:document-meta>
</file>